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00000002001C54C7B7.jpg"/>
  <manifest:file-entry manifest:media-type="image/png" manifest:full-path="Pictures/1000000000000780000004B0617F7E57.png"/>
  <manifest:file-entry manifest:media-type="image/jpeg" manifest:full-path="Pictures/10000000000002270000022F946D3C7F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と線のないオブジェクト">
      <style:graphic-properties draw:stroke="none" draw:marker-start="Small_20_Arrow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>
      <style:graphic-properties style:protect="size"/>
    </style:style>
    <style:style style:name="gr3" style:family="graphic" style:parent-style-name="塗と線のないオブジェクト">
      <style:graphic-properties draw:stroke="solid" svg:stroke-width="0.159cm" svg:stroke-color="#00cccc" draw:marker-start-width="0.538cm" draw:marker-end-width="0.53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塗と線のない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outline1">
      <style:graphic-properties fo:min-height="17.832cm"/>
    </style:style>
    <style:style style:name="pr5" style:family="presentation" style:parent-style-name="Default-title">
      <style:graphic-properties draw:fill="solid" draw:fill-color="#99ccff" fo:min-height="3.473cm"/>
    </style:style>
    <style:style style:name="pr6" style:family="presentation" style:parent-style-name="Default-outline1">
      <style:graphic-properties fo:min-height="11.773cm"/>
    </style:style>
    <style:style style:name="P1" style:family="paragraph">
      <style:paragraph-properties fo:text-align="center"/>
    </style:style>
    <style:style style:name="P2" style:family="paragraph">
      <style:text-properties fo:font-family="'ＭＳ 明朝'" style:font-family-generic="roman" style:font-pitch="fixed" fo:font-size="60pt" fo:font-weight="bold" style:font-family-asian="'ＭＳ 明朝'" style:font-family-generic-asian="roman" style:font-pitch-asian="fixed" style:font-size-asian="60pt" style:font-weight-asian="bold" style:font-size-complex="60pt" style:font-weight-complex="bold"/>
    </style:style>
    <style:style style:name="P3" style:family="paragraph">
      <style:text-properties style:font-size-asian="20pt"/>
    </style:style>
    <style:style style:name="P4" style:family="paragraph">
      <style:text-properties fo:font-family="'ＭＳ 明朝'" style:font-family-generic="roman" style:font-pitch="fixed"/>
    </style:style>
    <style:style style:name="P5" style:family="paragraph">
      <style:text-properties fo:font-family="'ＭＳ 明朝'" style:font-family-generic="roman" style:font-pitch="fixed" style:font-family-asian="'ＭＳ 明朝'" style:font-family-generic-asian="roman" style:font-pitch-asian="fixed"/>
    </style:style>
    <style:style style:name="P6" style:family="paragraph">
      <style:paragraph-properties fo:text-align="start"/>
    </style:style>
    <style:style style:name="P7" style:family="paragraph">
      <style:text-properties fo:font-family="'ＭＳ 明朝'" style:font-family-generic="roman" style:font-pitch="fixed" fo:font-size="28pt" style:font-family-asian="'ＭＳ 明朝'" style:font-family-generic-asian="roman" style:font-pitch-asian="fixed" style:font-size-asian="28pt" style:font-size-complex="28pt"/>
    </style:style>
    <style:style style:name="P8" style:family="paragraph">
      <style:text-properties fo:color="#ff0000" fo:font-family="'ＭＳ 明朝'" style:font-family-generic="roman" style:font-pitch="fixed" fo:font-weight="bold" style:font-family-asian="'ＭＳ 明朝'" style:font-family-generic-asian="roman" style:font-pitch-asian="fixed" style:font-weight-asian="bold" style:font-weight-complex="bold"/>
    </style:style>
    <style:style style:name="P9" style:family="paragraph">
      <style:paragraph-properties fo:text-align="center"/>
      <style:text-properties fo:font-size="60pt" style:font-size-asian="60pt" style:font-size-complex="60pt"/>
    </style:style>
    <style:style style:name="T1" style:family="text">
      <style:text-properties fo:color="#ff0000" fo:font-family="'ＭＳ 明朝'" style:font-family-generic="roman" style:font-pitch="fixed" fo:font-size="60pt" fo:font-weight="bold" style:font-family-asian="'ＭＳ 明朝'" style:font-family-generic-asian="roman" style:font-pitch-asian="fixed" style:font-size-asian="60pt" style:font-weight-asian="bold" style:font-size-complex="60pt" style:font-weight-complex="bold"/>
    </style:style>
    <style:style style:name="T2" style:family="text">
      <style:text-properties fo:font-family="'ＭＳ 明朝'" style:font-family-generic="roman" style:font-pitch="fixed" fo:font-size="60pt" fo:font-weight="bold" style:font-family-asian="'ＭＳ 明朝'" style:font-family-generic-asian="roman" style:font-pitch-asian="fixed" style:font-size-asian="60pt" style:font-weight-asian="bold" style:font-size-complex="60pt" style:font-weight-complex="bold"/>
    </style:style>
    <style:style style:name="T3" style:family="text">
      <style:text-properties fo:font-family="'ＭＳ 明朝'" style:font-family-generic="roman" style:font-pitch="fixed"/>
    </style:style>
    <style:style style:name="T4" style:family="text">
      <style:text-properties fo:font-family="'ＭＳ 明朝'" style:font-family-generic="roman" style:font-pitch="fixed" style:font-family-asian="'ＭＳ 明朝'" style:font-family-generic-asian="roman" style:font-pitch-asian="fixed"/>
    </style:style>
    <style:style style:name="T5" style:family="text">
      <style:text-properties style:use-window-font-color="true" fo:font-family="'ＭＳ 明朝'" style:font-family-generic="roman" style:font-pitch="fixed" fo:font-size="28pt" style:font-family-asian="'ＭＳ 明朝'" style:font-family-generic-asian="roman" style:font-pitch-asian="fixed" style:font-size-asian="28pt" style:font-size-complex="28pt"/>
    </style:style>
    <style:style style:name="T6" style:family="text">
      <style:text-properties fo:color="#ff0000" fo:font-family="'ＭＳ 明朝'" style:font-family-generic="roman" style:font-pitch="fixed" fo:font-size="28pt" style:font-family-asian="'ＭＳ 明朝'" style:font-family-generic-asian="roman" style:font-pitch-asian="fixed" style:font-size-asian="28pt" style:font-size-complex="28pt"/>
    </style:style>
    <style:style style:name="T7" style:family="text">
      <style:text-properties fo:font-family="'ＭＳ 明朝'" style:font-family-generic="roman" style:font-pitch="fixed" fo:font-size="28pt" style:font-family-asian="'ＭＳ 明朝'" style:font-family-generic-asian="roman" style:font-pitch-asian="fixed" style:font-size-asian="28pt" style:font-size-complex="28pt"/>
    </style:style>
    <style:style style:name="T8" style:family="text">
      <style:text-properties fo:color="#ff0000" fo:font-family="'ＭＳ 明朝'" style:font-family-generic="roman" style:font-pitch="fixed" fo:font-weight="bold" style:font-family-asian="'ＭＳ 明朝'" style:font-family-generic-asian="roman" style:font-pitch-asian="fixed" style:font-weight-asian="bold" style:font-weight-complex="bold"/>
    </style:style>
    <style:style style:name="T9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1cm" svg:x="0.002cm" svg:y="0cm">
          <draw:image xlink:href="Pictures/1000000000000780000004B0617F7E57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5cm" svg:y="9cm" presentation:class="title" presentation:user-transformed="true">
          <draw:text-box>
            <text:p><text:span text:style-name="T1">クラス</text:span><text:span text:style-name="T2">についてのお勉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1cm" svg:x="0.001cm" svg:y="0cm">
          <draw:image xlink:href="Pictures/1000000000000780000004B0617F7E57.png" xlink:type="simple" xlink:show="embed" xlink:actuate="onLoad">
            <text:p/>
          </draw:image>
        </draw:frame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C++ Class</text:span></text:p>
          </draw:text-box>
        </draw:frame>
        <draw:frame presentation:style-name="pr3" draw:text-style-name="P5" draw:layer="layout" svg:width="25.199cm" svg:height="13.859cm" svg:x="1.4cm" svg:y="4.914cm" presentation:class="outline" presentation:user-transformed="true">
          <draw:text-box>
            <text:p><text:span text:style-name="T4">・カプセル化</text:span></text:p>
            <text:p><text:span text:style-name="T4"><text:s text:c="2"/></text:span><text:span text:style-name="T4">&gt; </text:span><text:span text:style-name="T4">内部実装を外部から隠す。</text:span></text:p>
            <text:p><text:span text:style-name="T4"/></text:p>
            <text:p><text:span text:style-name="T4">・継承</text:span><text:span text:style-name="T4"><text:line-break/></text:span><text:span text:style-name="T4"> <text:s/></text:span><text:span text:style-name="T4">&gt; </text:span><text:span text:style-name="T4">機能を引き継ぐ。</text:span><text:span text:style-name="T4"><text:line-break/></text:span><text:span text:style-name="T4"/></text:p>
            <text:p><text:span text:style-name="T4">・多態性</text:span><text:span text:style-name="T4"><text:line-break/></text:span><text:span text:style-name="T4"> <text:s/></text:span><text:span text:style-name="T4">&gt; </text:span><text:span text:style-name="T4">各クラスやオブジェクトごとで</text:span><text:span text:style-name="T4"><text:line-break/></text:span><text:span text:style-name="T4"> <text:s text:c="4"/>振る舞いが変わるようにする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1cm" svg:x="0.002cm" svg:y="0cm">
          <draw:image xlink:href="Pictures/1000000000000780000004B0617F7E5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 text:style-name="P6">クラスって<text:line-break/>こんな感じ</text:p>
          </draw:text-box>
        </draw:frame>
        <draw:frame draw:style-name="gr3" draw:text-style-name="P1" draw:layer="layout" svg:width="19.38cm" svg:height="19.65cm" svg:x="8cm" svg:y="0.717cm">
          <draw:image xlink:href="Pictures/10000000000002270000022F946D3C7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1cm" svg:x="0cm" svg:y="0cm">
          <draw:image xlink:href="Pictures/1000000000000780000004B0617F7E57.png" xlink:type="simple" xlink:show="embed" xlink:actuate="onLoad">
            <text:p/>
          </draw:image>
        </draw:fram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6"><text:span text:style-name="T4">ソフトウェア仕様</text:span></text:p>
          </draw:text-box>
        </draw:frame>
        <draw:frame presentation:style-name="pr4" draw:text-style-name="P7" draw:layer="layout" svg:width="25.199cm" svg:height="17.832cm" svg:x="1.5cm" svg:y="4.301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6">３つ</text:span><text:span text:style-name="T7">のボタンと１枚の表示領域がある</text:span></text:p>
                <text:p><text:span text:style-name="T7"/></text:p>
              </text:list-item>
              <text:list-item>
                <text:p><text:span text:style-name="T7">２つのボタンを押すと対応した</text:span><text:span text:style-name="T6">画像が表示領域に表示</text:span><text:span text:style-name="T7">される</text:span></text:p>
                <text:p><text:span text:style-name="T7"/></text:p>
              </text:list-item>
              <text:list-item>
                <text:p><text:span text:style-name="T7">それぞれのボタンには表示される画像が小さく表示されている</text:span></text:p>
                <text:p><text:span text:style-name="T7"/></text:p>
              </text:list-item>
              <text:list-item>
                <text:p><text:span text:style-name="T6">選択中のキャラクターはボタンの画像が変わる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1cm" svg:x="0.002cm" svg:y="0cm">
          <draw:image xlink:href="Pictures/1000000000000780000004B0617F7E57.png" xlink:type="simple" xlink:show="embed" xlink:actuate="onLoad">
            <text:p/>
          </draw:image>
        </draw:frame>
        <draw:frame presentation:style-name="pr5" draw:layer="layout" svg:width="12.1cm" svg:height="3.473cm" svg:x="8.4cm" svg:y="0.527cm" presentation:class="title" presentation:user-transformed="true">
          <draw:text-box>
            <text:p>ソフトウェア完成図</text:p>
          </draw:text-box>
        </draw:frame>
        <draw:frame draw:style-name="gr4" draw:text-style-name="P1" draw:layer="layout" svg:width="16.11cm" svg:height="15.11cm" svg:x="6.39cm" svg:y="4.89cm">
          <draw:image xlink:href="Pictures/1000000000000200000002001C54C7B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1cm" svg:x="0.002cm" svg:y="0cm">
          <draw:image xlink:href="Pictures/1000000000000780000004B0617F7E57.png" xlink:type="simple" xlink:show="embed" xlink:actuate="onLoad">
            <text:p/>
          </draw:image>
        </draw:fram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6"><text:span text:style-name="T4">プログラム仕様</text:span></text:p>
          </draw:text-box>
        </draw:frame>
        <draw:frame presentation:style-name="pr3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C,C++</text:span><text:span text:style-name="T4">で書いてください。</text:span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1cm" svg:x="0.002cm" svg:y="0cm">
          <draw:image xlink:href="Pictures/1000000000000780000004B0617F7E57.png" xlink:type="simple" xlink:show="embed" xlink:actuate="onLoad">
            <text:p/>
          </draw:image>
        </draw:frame>
        <draw:frame presentation:style-name="pr1" draw:text-style-name="P8" draw:layer="layout" svg:width="25.199cm" svg:height="3.506cm" svg:x="1.301cm" svg:y="14.494cm" presentation:class="title" presentation:user-transformed="true">
          <draw:text-box>
            <text:p><text:span text:style-name="T8">それでは開始してください</text:span></text:p>
          </draw:text-box>
        </draw:frame>
        <draw:frame presentation:style-name="pr6" draw:text-style-name="P9" draw:layer="layout" svg:width="25.199cm" svg:height="11.773cm" svg:x="1.301cm" svg:y="4.227cm" presentation:class="outline" presentation:user-transformed="true">
          <draw:text-box>
            <text:p text:style-name="P1"><text:span text:style-name="T9">時間は３０分です</text:span></text:p>
            <text:p text:style-name="P1"><text:span text:style-name="T9"/></text:p>
            <text:p text:style-name="P1"><text:span text:style-name="T9">検索・相談ＯＫです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8M51S</meta:editing-duration>
    <meta:editing-cycles>24</meta:editing-cycles>
    <meta:generator>OpenOffice/4.1.2$Win32 OpenOffice.org_project/412m3$Build-9782</meta:generator>
    <dc:date>2015-12-08T15:12:22.10</dc:date>
    <meta:document-statistic meta:object-count="55"/>
  </office:meta>
</office:document-meta>
</file>